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7d56" officeooo:paragraph-rsid="000f7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d part about modulation PVL.</text:p>
      <text:p text:style-name="P1"/>
      <text:p text:style-name="P1">So you removed it from the Appendix?? Why?? I thought the idea was to show that your CoG was</text:p>
      <text:p text:style-name="P1">well calculated??</text:p>
      <text:p text:style-name="P1"/>
      <text:p text:style-name="P1">FV: Here (or when you describe the first LME results), you have to tell why the p value is not given</text:p>
      <text:p text:style-name="P1">and what you consider as significant and give a reference in the literature. If you would use the nlme package, you would report p values. So, it is not trivial, at least for still naive users of LME models as I am (and most people still are).</text:p>
      <text:p text:style-name="P1"/>
      <text:p text:style-name="P1">But the variable latency had to be centered on its mean (because you have no values between 0 and</text:p>
      <text:p text:style-name="P1">at least 50ms for initial saccades and even worse for refixations, you probably have no latency value</text:p>
      <text:p text:style-name="P1">below at least 200 ms). And this would allow you to do exactly what the reviewer would ask youdo,</text:p>
      <text:p text:style-name="P1">to interpret the intercept. So, you will have to run again your model, using the latency centered</text:p>
      <text:p text:style-name="P1">around its mean.</text:p>
      <text:p text:style-name="P1"/>
      <text:p text:style-name="P1">80 ms</text:p>
      <text:p text:style-name="P1"/>
      <text:p text:style-name="P1">I don't see it anymore in the plot! How come the graph changed so much compared to the previous</text:p>
      <text:p text:style-name="P1">version of the manuscript???</text:p>
      <text:p text:style-name="P1"/>
      <text:p text:style-name="P1">Plus, why you did you remove representation of landing positions relative to the center of gravity of</text:p>
      <text:p text:style-name="P1">the object?? Is this because of the initial mistake in calculating it? Or is it because there is little</text:p>
      <text:p text:style-name="P1">difference between the center and the center of gravity?? True that we do not want to speculate too</text:p>
      <text:p text:style-name="P1">much about the distinction between the two given the small difference. However, given the</text:p>
      <text:p text:style-name="P1">conclusions you draw from this first experiment (see my grey comments below), you would need to</text:p>
      <text:p text:style-name="P1">report these analyses or say something in the text, about how far the center of gravity of your</text:p>
      <text:p text:style-name="P1">objects was from the objects' center. It is not a trivial question given the irregularity of objects'</text:p>
      <text:p text:style-name="P1">shape to ask whether center and center of gravity are aligned.</text:p>
      <text:p text:style-name="P1"/>
      <text:p text:style-name="P1">In the table caption, you have to give the reference value of your variable "latency". Currently, it is</text:p>
      <text:p text:style-name="P1">zero, given what you said above, but after centering your variable around its mean, then you will</text:p>
      <text:p text:style-name="P1">have to remind in the table caption that the reference value was the mean of the variable and give</text:p>
      <text:p text:style-name="P1">the corresponding numbers for initial saccades and refixation saccades.</text:p>
      <text:p text:style-name="P1"/>
      <text:p text:style-name="P1">See my comment above relative to your representation of the data and below in introduction of</text:p>
      <text:p text:style-name="P1">Exp2: the best way to test this hypothesis was to look at where the eyes landed relative to the center</text:p>
      <text:p text:style-name="P1">of gravity. Why removing this completely from the analyses??</text:p>
      <text:p text:style-name="P1">I know we finally agreed that we shouldn't speculate too much given the small difference between</text:p>
      <text:p text:style-name="P1">center and center of gravity, but I honestly thought you would keep the analyses the same, and</text:p>
      <text:p text:style-name="P1">would only correct for your error in computing the CoG...</text:p>
      <text:p text:style-name="P1"/>
      <text:p text:style-name="P1">But computing the center of gravity of the object would already partly answer that question, no???</text:p>
      <text:p text:style-name="P1">So, why removing this??</text:p>
      <text:p text:style-name="P1"/>
      <text:p text:style-name="P1">But you didn't show a center of gravity effect in Exp 1, since you removed the center of gravity</text:p>
      <text:p text:style-name="P1">analysis!!!</text:p>
      <text:p text:style-name="P1"/>
      <text:p text:style-name="P1">FV: Overall shape across objects</text:p>
      <text:p text:style-name="P1"/>
      <text:p text:style-name="P1">FV: I didn;t get that</text:p>
      <text:p text:style-name="P1"/>
      <text:p text:style-name="P1"><text:soft-page-break/>I would add a footnote to thank G. Zelinsky for introducing us this methodology (or something like</text:p>
      <text:p text:style-name="P1">that). This would be fair as we are using here what he told us to use for the corpus experiments that</text:p>
      <text:p text:style-name="P1">will be published later with him, and we don't want any misunderstanding.</text:p>
      <text:p text:style-name="P1"/>
      <text:p text:style-name="P1">Here or above (above if you throw back in, center of gravity analyses in Exp 1), you would need to</text:p>
      <text:p text:style-name="P1">define how you calculated the center of gravity.</text:p>
      <text:p text:style-name="P1"/>
      <text:p text:style-name="P1">You would need to tell whether you only consider the x-landing position and whether you used</text:p>
      <text:p text:style-name="P1">transformations, given the angle manipulation....</text:p>
      <text:p text:style-name="P1"/>
      <text:p text:style-name="P1">No, they were not similar as you had more variables (I guess only the random structure was the</text:p>
      <text:p text:style-name="P1">same, and even, did you throw in random effects of stimulus type??). You would need to list here</text:p>
      <text:p text:style-name="P1">the variables for the fixed effects (and whether you centered them around their means and whether</text:p>
      <text:p text:style-name="P1">they were entered as continuous or categorical variables) and the interactions you entered in the</text:p>
      <text:p text:style-name="P1">model, and you would need to say that the model was theoretically designed (to specifically test the</text:p>
      <text:p text:style-name="P1">predictions).</text:p>
      <text:p text:style-name="P1"/>
      <text:p text:style-name="P1">And as for Exp 1, you would need to center saccade latency around its mean.</text:p>
      <text:p text:style-name="P1"/>
      <text:p text:style-name="P1">It would be less ambiguous to tell in the table caption what the reference value of the variable was</text:p>
      <text:p text:style-name="P1">and leave in the table the level of the variable that was tested. See my comments above for Table 1</text:p>
      <text:p text:style-name="P1"/>
      <text:p text:style-name="P1"/>
      <text:p text:style-name="P1">Is this the appendix related to how you calculated the CoG??? You would certainly need it. When</text:p>
      <text:p text:style-name="P1">doing a search, I couldn't find any call to Appendixes in the text. This would need to be added too.</text:p>
      <text:p text:style-name="P1"/>
      <text:p text:style-name="P1">R2: admit that COG y-axis is interesting for future research!!</text:p>
      <text:p text:style-name="P1"/>
      <text:p text:style-name="P1">Clearer + what does Sobel operator mean + examp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je van der Linden</meta:initial-creator>
    <meta:creation-date>2014-12-13T22:36:06.503698180</meta:creation-date>
    <dc:date>2014-12-13T23:07:33.371684265</dc:date>
    <dc:creator>Lotje van der Linden</dc:creator>
    <meta:editing-duration>PT30M53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2" meta:paragraph-count="57" meta:word-count="819" meta:character-count="4557" meta:non-whitespace-character-count="3795"/>
  </office:meta>
</office:document-meta>
</file>